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0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style:keep-together="false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style:keep-together="false" fo:keep-together="always"/>
    </style:style>
    <style:style style:name="Tableau1.3" style:family="table-row">
      <style:table-row-properties style:min-row-height="2.637cm" style:keep-together="false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7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8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9" style:family="paragraph" style:parent-style-name="Standard">
      <style:text-properties fo:color="#000000" style:font-name="Arial1" fo:font-size="11pt" style:font-size-asian="11pt" style:font-size-complex="11pt"/>
    </style:style>
    <style:style style:name="P10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Arial1" fo:font-size="11pt" style:font-size-asian="11pt" style:font-size-complex="11pt"/>
    </style:style>
    <style:style style:name="P12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3" style:family="paragraph" style:parent-style-name="Standard">
      <style:paragraph-properties fo:margin-top="0.3cm" fo:margin-bottom="0cm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4" style:family="paragraph" style:parent-style-name="Text_20_body">
      <style:paragraph-properties fo:margin-left="0cm" fo:margin-right="0cm" fo:margin-top="0cm" fo:margin-bottom="0.499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5" style:family="paragraph" style:parent-style-name="Text_20_body">
      <style:paragraph-properties fo:margin-left="0cm" fo:margin-right="0cm" fo:margin-top="0cm" fo:margin-bottom="0.499cm" fo:text-align="justify" style:justify-single-word="false" fo:text-indent="0cm" style:auto-text-indent="false"/>
      <style:text-properties style:use-window-font-color="true" style:font-name="Arial1" fo:font-size="11pt" fo:font-weight="normal" style:font-size-asian="11pt" style:font-weight-asian="normal" style:font-name-complex="Arial1" style:font-size-complex="11pt" style:font-weight-complex="normal"/>
    </style:style>
    <style:style style:name="P16" style:family="paragraph" style:parent-style-name="Text_20_body">
      <style:paragraph-properties fo:margin-left="0cm" fo:margin-right="0cm" fo:margin-top="0cm" fo:margin-bottom="0.499cm" fo:text-align="justify" style:justify-single-word="false" fo:text-indent="0cm" style:auto-text-indent="false"/>
      <style:text-properties fo:color="#000000" style:font-name="Arial1" fo:font-size="11pt" fo:font-weight="normal" style:font-size-asian="11pt" style:font-weight-asian="normal" style:font-size-complex="11pt" style:font-weight-complex="normal"/>
    </style:style>
    <style:style style:name="P17" style:family="paragraph" style:parent-style-name="Texte_20_de_20_saisie">
      <style:text-properties style:font-name="Arial1" fo:font-size="11pt" style:font-size-asian="11pt" style:font-size-complex="11pt"/>
    </style:style>
    <style:style style:name="P18" style:family="paragraph" style:parent-style-name="Prénom_20_NOM">
      <style:text-properties style:font-name="Arial1" fo:font-size="11pt" style:font-size-asian="11pt" style:font-size-complex="11pt"/>
    </style:style>
    <style:style style:name="P19" style:family="paragraph" style:parent-style-name="Prénom_20_NOM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use-window-font-color="true" style:font-name="Arial1" fo:font-size="11pt" style:font-size-asian="11pt" style:font-size-complex="11pt"/>
    </style:style>
    <style:style style:name="P21" style:family="paragraph" style:parent-style-name="Text_20_body">
      <style:paragraph-properties fo:text-align="justify" style:justify-single-word="false"/>
      <style:text-properties style:use-window-font-color="true" style:font-name="Arial1" fo:font-size="11pt" style:font-size-asian="11pt" style:font-name-complex="Arial1" style:font-size-complex="11pt"/>
    </style:style>
    <style:style style:name="P22" style:family="paragraph" style:parent-style-name="Text_20_body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23" style:family="paragraph" style:parent-style-name="Text_20_body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24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left="0.026cm" fo:margin-right="0cm" fo:text-align="center" style:justify-single-word="false" fo:text-indent="0cm" style:auto-text-indent="false"/>
      <style:text-properties style:use-window-font-color="true" style:font-name="Arial1" fo:font-size="11pt" style:font-size-asian="11pt" style:font-size-complex="11pt"/>
    </style:style>
    <style:style style:name="P26" style:family="paragraph" style:parent-style-name="Text_20_body" style:master-page-name="First_20_Page">
      <style:paragraph-properties fo:margin-top="0.199cm" fo:margin-bottom="0cm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 fo:language="zxx" fo:country="none" style:language-asian="zxx" style:country-asian="none"/>
    </style:style>
    <style:style style:name="T3" style:family="text">
      <style:text-properties fo:color="#000000" style:font-name-complex="Arial1"/>
    </style:style>
    <style:style style:name="T4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5" style:family="text">
      <style:text-properties fo:text-transform="lowercase"/>
    </style:style>
    <style:style style:name="T6" style:family="text">
      <style:text-properties fo:text-transform="capitalize"/>
    </style:style>
    <style:style style:name="T7" style:family="text">
      <style:text-properties style:font-name-complex="Arial1"/>
    </style:style>
    <style:style style:name="T8" style:family="text">
      <style:text-properties style:use-window-font-color="true"/>
    </style:style>
    <style:style style:name="T9" style:family="text">
      <style:text-properties fo:color="#0000ff" style:font-name-complex="Arial1"/>
    </style:style>
    <style:style style:name="T10" style:family="text">
      <style:text-properties style:font-name="Arial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string" office:string-value="" text:name="passagecommissionep_impressionconvocation"/>
        <text:user-field-decl office:value-type="string" office:string-value="" text:name="dossierep_nonrespectsanctionep93_relancenonrespectsanctionep93_1_dateimpression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nonrespectsanctionep93_rgpassage"/>
        <text:user-field-decl office:value-type="string" office:string-value="" text:name="structurereferente_typeorient_id"/>
        <text:user-field-decl office:value-type="string" office:string-value="" text:name="nonrespectsanctionep93_orientstruct_structurereferente_numtel"/>
        <text:user-field-decl office:value-type="string" office:string-value="" text:name="structurereferente_numtel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6"/>
            </table:table-cell>
            <table:table-cell table:style-name="Tableau1.B1" office:value-type="string">
              <text:p text:style-name="P12"/>
            </table:table-cell>
          </table:table-row>
          <table:table-row table:style-name="Tableau1.2">
            <table:table-cell table:style-name="Tableau1.A1" office:value-type="string">
              <text:p text:style-name="P24"/>
            </table:table-cell>
            <table:table-cell table:style-name="Tableau1.B1" office:value-type="string">
              <text:p text:style-name="P13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6">Réf.: <text:span text:style-name="T4">DPAS/SIS/</text:span><text:span text:style-name="T4">BADA/SUSPENSION/</text:span><text:span text:style-name="T4"><text:date style:data-style-name="N106" text:date-value="2013-03-11T16:16:02.18">2013</text:date></text:span></text:p>
              <text:p text:style-name="P6"><text:span text:style-name="T2"><text:s text:c="9"/>Matricule CAF : </text:span><text:span text:style-name="T2"><text:user-field-get text:name="dossier_matricule"/></text:span></text:p>
              <text:p text:style-name="P6"><text:text-input text:description="">Affaire suivie par : </text:text-input> <text:span text:style-name="T6"><text:user-field-get text:name="user_prenom">user_prenom</text:user-field-get></text:span> <text:bookmark-start text:name="Texte71"/><text:span text:style-name="T6"><text:user-field-get text:name="user_nom">user_nom</text:user-field-get></text:span><text:bookmark-end text:name="Texte71"/> </text:p>
              <text:p text:style-name="P6"><text:text-input text:description="">Tél. : </text:text-input> <text:user-field-get text:name="user_numtel">user_numtel</text:user-field-get></text:p>
              <text:p text:style-name="P7"/>
              <text:p text:style-name="P7"/>
              <text:p text:style-name="P7"/>
              <text:p text:style-name="P7"/>
              <text:p text:style-name="P2">Bobigny, le <text:date style:data-style-name="N36" text:date-value="2013-03-11T16:16:02.18">11/03/2013</text:date></text:p>
            </table:table-cell>
            <table:table-cell table:style-name="Tableau1.B3" office:value-type="string">
              <text:p text:style-name="P8"><text:user-field-get text:name="adresse_numvoie"/> <text:span text:style-name="T6"><text:user-field-get text:name="adresse_typevoie"/></text:span><text:span text:style-name="T6"> </text:span><text:span text:style-name="T5"><text:user-field-get text:name="adresse_nomvoie"/></text:span></text:p>
              <text:p text:style-name="P8"><text:hidden-paragraph text:condition="ooow:adresse_compladr==&quot;&quot;" text:is-hidden="true"/><text:user-field-get text:name="adresse_compladr"/></text:p>
              <text:p text:style-name="P8"><text:hidden-paragraph text:condition="ooow:adresse_complideadr==&quot;&quot;" text:is-hidden="true"/><text:user-field-get text:name="adresse_complideadr"/></text:p>
              <text:p text:style-name="P9"><text:span text:style-name="T1"><text:user-field-get text:name="adresse_codepos"/></text:span><text:span text:style-name="T1"> <text:s/></text:span><text:user-field-get text:name="adresse_locaadr"/></text:p>
            </table:table-cell>
          </table:table-row>
        </table:table>
        <text:section text:style-name="Sect1" text:name="Section1" text:condition="ooow:nonrespectsanctionep93_rgpassage==&quot;1&quot;" text:is-hidden="true">
          <text:p text:style-name="P10"/>
          <text:p text:style-name="P10"/>
          <text:p text:style-name="P3"><text:user-field-get text:name="personne_qual"/>,</text:p>
          <text:p text:style-name="P3"/>
          <text:p text:style-name="P22"><text:span text:style-name="T8">Comme je vous l’indiquais dans mon courrier du </text:span><text:span text:style-name="T3"><text:user-field-get text:name="passagecommissionep_impressionconvocation"/></text:span><text:span text:style-name="T9">, </text:span><text:span text:style-name="T7">votre dossier a été transmis à l’Equipe Pluridisciplinaire (EP) qui a examiné votre situation.</text:span></text:p>
          <text:p text:style-name="P23"/>
          <text:p text:style-name="P14">Après avoir pris connaissance de son avis, il a été décidé de maintenir votre allocation de Revenu de Solidarité Active (RSA).</text:p>
          <text:section text:style-name="Sect1" text:name="PE" text:condition="ooow:structurereferente_typeorient_id != &quot;3&quot;" text:is-hidden="true" text:display="condition">
            <text:p text:style-name="P16">Néanmoins, je vous rappelle que vous devez élaborer <text:span text:style-name="T10">un Projet Personnalisé d’Accès à l’Emploi (PPAE)</text:span> avec l’aide du service référent qui vous a été désigné :</text:p>
            <text:p text:style-name="P5"><text:user-field-get text:name="structurereferente_lib_struc"/></text:p>
            <text:p text:style-name="P4"><text:user-field-get text:name="structurereferente_num_voie"/> <text:user-field-get text:name="structurereferente_type_voie"/> <text:user-field-get text:name="structurereferente_nom_voie"/></text:p>
            <text:p text:style-name="P11"><text:s/><text:user-field-get text:name="structurereferente_code_postal"/> <text:user-field-get text:name="structurereferente_ville"/></text:p>
            <text:p text:style-name="P11"/>
            <text:p text:style-name="P15">A défaut de PPAE, votre dossier pourra être réexaminé à une prochaine séance.</text:p>
          </text:section>
          <text:section text:style-name="Sect1" text:name="PDV SS" text:condition="ooow:structurereferente_typeorient_id == &quot;3&quot;" text:display="condition">
            <text:p text:style-name="P14">Néanmoins, je vous rappelle que vous devez élaborer un Contrat d’Engagement Réciproque (CER) avec l’aide du service référent qui vous a été désigné :</text:p>
            <text:p text:style-name="P5"><text:user-field-get text:name="structurereferente_lib_struc"/></text:p>
            <text:p text:style-name="P4"><text:user-field-get text:name="structurereferente_num_voie"/> <text:user-field-get text:name="structurereferente_type_voie"/> <text:user-field-get text:name="structurereferente_nom_voie"/></text:p>
            <text:p text:style-name="P11"><text:s/><text:user-field-get text:name="structurereferente_code_postal"/> <text:user-field-get text:name="structurereferente_ville"/></text:p>
            <text:p text:style-name="P25"><text:hidden-paragraph text:condition="ooow:structurereferente_numtel==&quot;&quot;" text:is-hidden="true"/>Tél: <text:user-field-get text:name="structurereferente_numtel"/></text:p>
            <text:p text:style-name="P11"/>
            <text:p text:style-name="P21">A défaut de contrat, votre dossier pourra être réexaminé à une prochaine séance.</text:p>
          </text:section>
          <text:p text:style-name="P20"><text:span text:style-name="T7">Je vous prie d’agréer, </text:span><text:span text:style-name="T7"><text:user-field-get text:name="personne_qual"/></text:span><text:span text:style-name="T7">, l’expression de mes salutations distinguées.</text:span></text:p>
          <text:p text:style-name="P17"/>
          <text:p text:style-name="P19"/>
          <text:p text:style-name="P18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3-03-11T16:16:02.12</dc:date>
    <dc:creator>Julien Mille</dc:creator>
    <meta:editing-duration>PT06H30M05S</meta:editing-duration>
    <meta:editing-cycles>117</meta:editing-cycles>
    <meta:generator>OpenOffice.org/3.2$Win32 OpenOffice.org_project/320m12$Build-9483</meta:generator>
    <meta:printed-by>julien </meta:printed-by>
    <meta:print-date>2011-08-04T08:53:36.88</meta:print-date>
    <meta:document-statistic meta:table-count="1" meta:image-count="0" meta:object-count="0" meta:page-count="1" meta:paragraph-count="17" meta:word-count="109" meta:character-count="740"/>
  </office:meta>
</office:document-meta>
</file>